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125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607cm"/>
    </style:style>
    <style:style style:name="co12" style:family="table-column">
      <style:table-column-properties fo:break-before="auto" style:column-width="1.942cm"/>
    </style:style>
    <style:style style:name="co13" style:family="table-column">
      <style:table-column-properties fo:break-before="auto" style:column-width="2.023cm"/>
    </style:style>
    <style:style style:name="co14" style:family="table-column">
      <style:table-column-properties fo:break-before="auto" style:column-width="1.669cm"/>
    </style:style>
    <style:style style:name="co15" style:family="table-column">
      <style:table-column-properties fo:break-before="auto" style:column-width="1.769cm"/>
    </style:style>
    <style:style style:name="co16" style:family="table-column">
      <style:table-column-properties fo:break-before="auto" style:column-width="1.743cm"/>
    </style:style>
    <style:style style:name="co17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57cm" svg:height="9.005cm" svg:x="42.36cm" svg:y="0.265cm">
            <draw:object draw:notify-on-update-of-ranges="Sheet1.B2:Sheet1.B8 Sheet1.F1:Sheet1.F1 Sheet1.F2:Sheet1.F8 Sheet1.G1:Sheet1.G1 Sheet1.G2:Sheet1.G8 Sheet1.H1:Sheet1.H1 Sheet1.H2:Sheet1.H8 Sheet1.I1:Sheet1.I1 Sheet1.I2:Sheet1.I8 Sheet1.J1:Sheet1.J1 Sheet1.J2:Sheet1.J8 Sheet1.K1:Sheet1.K1 Sheet1.K2:Sheet1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13cm" svg:height="10.924cm" svg:x="30.851cm" svg:y="0.292cm">
            <draw:object draw:notify-on-update-of-ranges="Sheet1.B3:Sheet1.B8 Sheet1.L1:Sheet1.L1 Sheet1.L3:Sheet1.L8 Sheet1.M1:Sheet1.M1 Sheet1.M3:Sheet1.M8 Sheet1.N1:Sheet1.N1 Sheet1.N3:Sheet1.N8 Sheet1.O1:Sheet1.O1 Sheet1.O3:Sheet1.O8 Sheet1.P1:Sheet1.P1 Sheet1.P3:Sheet1.P8 Sheet1.Q1:Sheet1.Q1 Sheet1.Q3:Sheet1.Q8 Sheet1.R1:Sheet1.R1 Sheet1.R3:Sheet1.R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ric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Durability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.Piercing</text:p>
          </table:table-cell>
          <table:table-cell office:value-type="string" calcext:value-type="string">
            <text:p>A.Slashing</text:p>
          </table:table-cell>
          <table:table-cell office:value-type="string" calcext:value-type="string">
            <text:p>A.Bludg.</text:p>
          </table:table-cell>
          <table:table-cell office:value-type="string" calcext:value-type="string">
            <text:p>A.Termal</text:p>
          </table:table-cell>
          <table:table-cell office:value-type="string" calcext:value-type="string">
            <text:p>A.Chemic</text:p>
          </table:table-cell>
          <table:table-cell office:value-type="string" calcext:value-type="string">
            <text:p>A.Electric</text:p>
          </table:table-cell>
          <table:table-cell office:value-type="string" calcext:value-type="string">
            <text:p>A.General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table:number-columns-repeated="2" office:value-type="float" office:value="3.31662" calcext:value-type="float">
            <text:p>3,31662</text:p>
          </table:table-cell>
          <table:table-cell office:value-type="float" office:value="2.6533" calcext:value-type="float">
            <text:p>2,6533</text:p>
          </table:table-cell>
          <table:table-cell table:number-columns-repeated="4" office:value-type="float" office:value="3.31662" calcext:value-type="float">
            <text:p>3,316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n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.64829" calcext:value-type="float">
            <text:p>3,64829</text:p>
          </table:table-cell>
          <table:table-cell office:value-type="float" office:value="2.91863" calcext:value-type="float">
            <text:p>2,91863</text:p>
          </table:table-cell>
          <table:table-cell table:number-columns-repeated="4" office:value-type="float" office:value="3.64829" calcext:value-type="float">
            <text:p>3,648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licon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.2" calcext:value-type="float">
            <text:p>17,2</text:p>
          </table:table-cell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.82636" calcext:value-type="float">
            <text:p>3,82636</text:p>
          </table:table-cell>
          <table:table-cell office:value-type="float" office:value="3.06108" calcext:value-type="float">
            <text:p>3,06108</text:p>
          </table:table-cell>
          <table:table-cell table:number-columns-repeated="4" office:value-type="float" office:value="3.82636" calcext:value-type="float">
            <text:p>3,82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lachit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4.20899" calcext:value-type="float">
            <text:p>4,20899</text:p>
          </table:table-cell>
          <table:table-cell office:value-type="float" office:value="3.36719" calcext:value-type="float">
            <text:p>3,36719</text:p>
          </table:table-cell>
          <table:table-cell table:number-columns-repeated="4" office:value-type="float" office:value="4.20899" calcext:value-type="float">
            <text:p>4,208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orund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,9</text:p>
          </table:table-cell>
          <table:table-cell office:value-type="float" office:value="8" calcext:value-type="float">
            <text:p>8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4.31662" calcext:value-type="float">
            <text:p>4,31662</text:p>
          </table:table-cell>
          <table:table-cell office:value-type="float" office:value="3.65331" calcext:value-type="float">
            <text:p>3,65331</text:p>
          </table:table-cell>
          <table:table-cell table:number-columns-repeated="4" office:value-type="float" office:value="4.31662" calcext:value-type="float">
            <text:p>4,316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de</text:p>
          </table:table-cell>
          <table:table-cell office:value-type="string" calcext:value-type="string">
            <text:p>Stone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01767" calcext:value-type="float">
            <text:p>4,01767</text:p>
          </table:table-cell>
          <table:table-cell office:value-type="float" office:value="3.21413" calcext:value-type="float">
            <text:p>3,21413</text:p>
          </table:table-cell>
          <table:table-cell table:number-columns-repeated="4" office:value-type="float" office:value="4.01767" calcext:value-type="float">
            <text:p>4,01767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bronze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.5" calcext:value-type="float">
            <text:p>21,5</text:p>
          </table:table-cell>
          <table:table-cell office:value-type="float" office:value="7" calcext:value-type="float">
            <text:p>7</text:p>
          </table:table-cell>
          <table:table-cell office:value-type="float" office:value="4.4" calcext:value-type="float">
            <text:p>4,4</text:p>
          </table:table-cell>
          <table:table-cell table:number-columns-repeated="5" office:value-type="float" office:value="4.41443" calcext:value-type="float">
            <text:p>4,41443</text:p>
          </table:table-cell>
          <table:table-cell office:value-type="float" office:value="3.53154" calcext:value-type="float">
            <text:p>3,53154</text:p>
          </table:table-cell>
          <table:table-cell office:value-type="float" office:value="4.41443" calcext:value-type="float">
            <text:p>4,414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ron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4.9" calcext:value-type="float">
            <text:p>24,9</text:p>
          </table:table-cell>
          <table:table-cell office:value-type="float" office:value="9" calcext:value-type="float">
            <text:p>9</text:p>
          </table:table-cell>
          <table:table-cell office:value-type="float" office:value="4.9" calcext:value-type="float">
            <text:p>4,9</text:p>
          </table:table-cell>
          <table:table-cell table:number-columns-repeated="5" office:value-type="float" office:value="4.85587" calcext:value-type="float">
            <text:p>4,85587</text:p>
          </table:table-cell>
          <table:table-cell office:value-type="float" office:value="3.8847" calcext:value-type="float">
            <text:p>3,8847</text:p>
          </table:table-cell>
          <table:table-cell office:value-type="float" office:value="4.85587" calcext:value-type="float">
            <text:p>4,855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e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28.7" calcext:value-type="float">
            <text:p>28,7</text:p>
          </table:table-cell>
          <table:table-cell office:value-type="float" office:value="11" calcext:value-type="float">
            <text:p>11</text:p>
          </table:table-cell>
          <table:table-cell office:value-type="float" office:value="5.3" calcext:value-type="float">
            <text:p>5,3</text:p>
          </table:table-cell>
          <table:table-cell table:number-columns-repeated="5" office:value-type="float" office:value="5.34146" calcext:value-type="float">
            <text:p>5,34146</text:p>
          </table:table-cell>
          <table:table-cell office:value-type="float" office:value="4.27317" calcext:value-type="float">
            <text:p>4,27317</text:p>
          </table:table-cell>
          <table:table-cell office:value-type="float" office:value="5.34146" calcext:value-type="float">
            <text:p>5,34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hrill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  <table:table-cell office:value-type="float" office:value="12" calcext:value-type="float">
            <text:p>12</text:p>
          </table:table-cell>
          <table:table-cell office:value-type="float" office:value="5.6" calcext:value-type="float">
            <text:p>5,6</text:p>
          </table:table-cell>
          <table:table-cell table:number-columns-repeated="5" office:value-type="float" office:value="5.60217" calcext:value-type="float">
            <text:p>5,60217</text:p>
          </table:table-cell>
          <table:table-cell office:value-type="float" office:value="4.48173" calcext:value-type="float">
            <text:p>4,48173</text:p>
          </table:table-cell>
          <table:table-cell office:value-type="float" office:value="5.60217" calcext:value-type="float">
            <text:p>5,6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mantium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6.2" calcext:value-type="float">
            <text:p>6,2</text:p>
          </table:table-cell>
          <table:table-cell table:number-columns-repeated="5" office:value-type="float" office:value="6.16238" calcext:value-type="float">
            <text:p>6,16238</text:p>
          </table:table-cell>
          <table:table-cell office:value-type="float" office:value="4.92991" calcext:value-type="float">
            <text:p>4,92991</text:p>
          </table:table-cell>
          <table:table-cell office:value-type="float" office:value="6.16238" calcext:value-type="float">
            <text:p>6,16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eoric</text:p>
          </table:table-cell>
          <table:table-cell office:value-type="string" calcext:value-type="string">
            <text:p>Metal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0.7" calcext:value-type="float">
            <text:p>40,7</text:p>
          </table:table-cell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,8</text:p>
          </table:table-cell>
          <table:table-cell table:number-columns-repeated="5" office:value-type="float" office:value="6.77862" calcext:value-type="float">
            <text:p>6,77862</text:p>
          </table:table-cell>
          <table:table-cell office:value-type="float" office:value="5.4229" calcext:value-type="float">
            <text:p>5,4229</text:p>
          </table:table-cell>
          <table:table-cell office:value-type="float" office:value="6.77862" calcext:value-type="float">
            <text:p>6,77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JP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DK">kr.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DK">kr.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DK">kr.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DK">kr.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DK">kr.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DK">kr.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DK">kr.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DK">kr.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7P2" style:volatile="true">
      <number:text loext:blank-width-char="-"> </number:text>
      <number:fill-character> </number:fill-character>
      <number:text>- _-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4" number:language="fr" number:country="FR" loext:transliteration-spellout="title cardinal" number:transliteration-language="fr" number:transliteration-country="FR">
      <number:number number:decimal-places="0" number:min-decimal-places="0" number:min-integer-digits="1"/>
    </number:number-style>
    <number:number-style style:name="N10115" number:language="fr" number:country="FR" loext:transliteration-spellout="title DKK" number:transliteration-language="fr" number:transliteration-country="FR">
      <number:number number:decimal-places="0" number:min-decimal-places="0" number:min-integer-digits="1"/>
    </number:number-style>
    <number:number-style style:name="N10116" number:language="fr" number:country="FR" loext:transliteration-spellout="title DKK" number:transliteration-language="fr" number:transliteration-country="FR">
      <number:number number:decimal-places="2" number:min-decimal-places="2" number:min-integer-digits="1"/>
    </number:number-style>
    <number:number-style style:name="N10117" number:language="fr" number:country="FR" loext:transliteration-spellout="upper DKK" number:transliteration-language="fr" number:transliteration-country="FR">
      <number:number number:decimal-places="0" number:min-decimal-places="0" number:min-integer-digits="1"/>
    </number:number-style>
    <number:number-style style:name="N10118" number:language="fr" number:country="FR" loext:transliteration-spellout="upper DKK" number:transliteration-language="fr" number:transliteration-country="FR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2">00/00/0000</text:date>, <text:time style:data-style-name="N2" text:time-value="19:24:01.0342366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2T18:31:08.051696217</meta:creation-date>
    <dc:date>2024-05-12T19:30:11.512941266</dc:date>
    <meta:editing-duration>PT26M30S</meta:editing-duration>
    <meta:editing-cycles>4</meta:editing-cycles>
    <meta:generator>LibreOffice/24.2.3.2$Linux_X86_64 LibreOffice_project/420$Build-2</meta:generator>
    <meta:document-statistic meta:table-count="1" meta:cell-count="20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358cm" svg:height="9.006cm" xlink:href=".." xlink:type="simple" chart:class="chart:bar" chart:style-name="ch1">
        <chart:legend chart:legend-position="end" svg:x="5.174cm" svg:y="2.959cm" style:legend-expansion="high" chart:style-name="ch2"/>
        <chart:plot-area chart:style-name="ch3" table:cell-range-address="Sheet1.B2:Sheet1.B8 Sheet1.F1:Sheet1.K8" chart:data-source-has-labels="both" svg:x="0.147cm" svg:y="0.18cm" svg:width="4.88cm" svg:height="8.646cm">
          <chart:coordinate-region svg:x="0.768cm" svg:y="0.379cm" svg:width="4.259cm" svg:height="6.887cm"/>
          <chart:axis chart:dimension="x" chart:name="primary-x" chart:style-name="ch4" chartooo:axis-type="auto">
            <chartooo:date-scale/>
            <chart:categories table:cell-range-address="Sheet1.B2:Sheet1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8" chart:label-cell-address="Sheet1.F1:Sheet1.F1" chart:class="chart:bar">
            <chart:data-point chart:repeated="7"/>
          </chart:series>
          <chart:series chart:style-name="ch8" chart:values-cell-range-address="Sheet1.G2:Sheet1.G8" chart:label-cell-address="Sheet1.G1:Sheet1.G1" chart:class="chart:bar">
            <chart:data-point chart:repeated="7"/>
          </chart:series>
          <chart:series chart:style-name="ch9" chart:values-cell-range-address="Sheet1.H2:Sheet1.H8" chart:label-cell-address="Sheet1.H1:Sheet1.H1" chart:class="chart:bar">
            <chart:data-point chart:repeated="7"/>
          </chart:series>
          <chart:series chart:style-name="ch10" chart:values-cell-range-address="Sheet1.I2:Sheet1.I8" chart:label-cell-address="Sheet1.I1:Sheet1.I1" chart:class="chart:bar">
            <chart:data-point chart:repeated="7"/>
          </chart:series>
          <chart:series chart:style-name="ch11" chart:values-cell-range-address="Sheet1.J2:Sheet1.J8" chart:label-cell-address="Sheet1.J1:Sheet1.J1" chart:class="chart:bar">
            <chart:data-point chart:repeated="7"/>
          </chart:series>
          <chart:series chart:style-name="ch12" chart:values-cell-range-address="Sheet1.K2:Sheet1.K8" chart:label-cell-address="Sheet1.K1:Sheet1.K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</text:p>
                <draw:g>
                  <svg:desc>Sheet1.F1:Sheet1.F1</svg:desc>
                </draw:g>
              </table:table-cell>
              <table:table-cell office:value-type="string">
                <text:p>Mana</text:p>
                <draw:g>
                  <svg:desc>Sheet1.G1:Sheet1.G1</svg:desc>
                </draw:g>
              </table:table-cell>
              <table:table-cell office:value-type="string">
                <text:p>Slots</text:p>
                <draw:g>
                  <svg:desc>Sheet1.H1:Sheet1.H1</svg:desc>
                </draw:g>
              </table:table-cell>
              <table:table-cell office:value-type="string">
                <text:p>Durability</text:p>
                <draw:g>
                  <svg:desc>Sheet1.I1:Sheet1.I1</svg:desc>
                </draw:g>
              </table:table-cell>
              <table:table-cell office:value-type="string">
                <text:p>Skill</text:p>
                <draw:g>
                  <svg:desc>Sheet1.J1:Sheet1.J1</svg:desc>
                </draw:g>
              </table:table-cell>
              <table:table-cell office:value-type="string">
                <text:p>Damage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2:Sheet1.B8</svg:desc>
                </draw:g>
              </table:table-cell>
              <table:table-cell office:value-type="float" office:value="NaN">
                <text:p>NaN</text:p>
                <draw:g>
                  <svg:desc>Sheet1.F2:Sheet1.F8</svg:desc>
                </draw:g>
              </table:table-cell>
              <table:table-cell office:value-type="float" office:value="NaN">
                <text:p>NaN</text:p>
                <draw:g>
                  <svg:desc>Sheet1.G2:Sheet1.G8</svg:desc>
                </draw:g>
              </table:table-cell>
              <table:table-cell office:value-type="float" office:value="NaN">
                <text:p>NaN</text:p>
                <draw:g>
                  <svg:desc>Sheet1.H2:Sheet1.H8</svg:desc>
                </draw:g>
              </table:table-cell>
              <table:table-cell office:value-type="float" office:value="NaN">
                <text:p>NaN</text:p>
                <draw:g>
                  <svg:desc>Sheet1.I2:Sheet1.I8</svg:desc>
                </draw:g>
              </table:table-cell>
              <table:table-cell office:value-type="float" office:value="NaN">
                <text:p>NaN</text:p>
                <draw:g>
                  <svg:desc>Sheet1.J2:Sheet1.J8</svg:desc>
                </draw:g>
              </table:table-cell>
              <table:table-cell office:value-type="float" office:value="NaN">
                <text:p>NaN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rock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7.2">
                <text:p>17.2</text:p>
              </table:table-cell>
              <table:table-cell office:value-type="float" office:value="4">
                <text:p>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24.9">
                <text:p>24.9</text:p>
              </table:table-cell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83ca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31cm" svg:height="10.925cm" xlink:href=".." xlink:type="simple" chart:class="chart:filled-radar" chart:style-name="ch1">
        <chart:legend chart:legend-position="end" svg:x="8.736cm" svg:y="3.669cm" style:legend-expansion="high" chart:style-name="ch2"/>
        <chart:plot-area chart:style-name="ch3" table:cell-range-address="Sheet1.B3:Sheet1.B8 Sheet1.L1:Sheet1.R1 Sheet1.L3:Sheet1.R8" chart:data-source-has-labels="both" svg:x="0.222cm" svg:y="0.218cm" svg:width="8.292cm" svg:height="10.489cm">
          <chart:coordinate-region svg:x="1.475cm" svg:y="2.57cm" svg:width="5.786cm" svg:height="5.786cm"/>
          <chart:axis chart:dimension="x" chart:name="primary-x" chart:style-name="ch4" chartooo:axis-type="auto">
            <chartooo:date-scale/>
            <chart:categories table:cell-range-address="Sheet1.B3:Sheet1.B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8" chart:label-cell-address="Sheet1.L1:Sheet1.L1" chart:class="chart:filled-radar">
            <chart:data-point chart:repeated="6"/>
          </chart:series>
          <chart:series chart:style-name="ch7" chart:values-cell-range-address="Sheet1.M3:Sheet1.M8" chart:label-cell-address="Sheet1.M1:Sheet1.M1" chart:class="chart:filled-radar">
            <chart:data-point chart:repeated="6"/>
          </chart:series>
          <chart:series chart:style-name="ch8" chart:values-cell-range-address="Sheet1.N3:Sheet1.N8" chart:label-cell-address="Sheet1.N1:Sheet1.N1" chart:class="chart:filled-radar">
            <chart:data-point chart:repeated="6"/>
          </chart:series>
          <chart:series chart:style-name="ch9" chart:values-cell-range-address="Sheet1.O3:Sheet1.O8" chart:label-cell-address="Sheet1.O1:Sheet1.O1" chart:class="chart:filled-radar">
            <chart:data-point chart:repeated="6"/>
          </chart:series>
          <chart:series chart:style-name="ch10" chart:values-cell-range-address="Sheet1.P3:Sheet1.P8" chart:label-cell-address="Sheet1.P1:Sheet1.P1" chart:class="chart:filled-radar">
            <chart:data-point chart:repeated="6"/>
          </chart:series>
          <chart:series chart:style-name="ch11" chart:values-cell-range-address="Sheet1.Q3:Sheet1.Q8" chart:label-cell-address="Sheet1.Q1:Sheet1.Q1" chart:class="chart:filled-radar">
            <chart:data-point chart:repeated="6"/>
          </chart:series>
          <chart:series chart:style-name="ch12" chart:values-cell-range-address="Sheet1.R3:Sheet1.R8" chart:label-cell-address="Sheet1.R1:Sheet1.R1" chart:class="chart:filled-rad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.Piercing</text:p>
                <draw:g>
                  <svg:desc>Sheet1.L1:Sheet1.L1</svg:desc>
                </draw:g>
              </table:table-cell>
              <table:table-cell office:value-type="string">
                <text:p>A.Slashing</text:p>
                <draw:g>
                  <svg:desc>Sheet1.M1:Sheet1.M1</svg:desc>
                </draw:g>
              </table:table-cell>
              <table:table-cell office:value-type="string">
                <text:p>A.Bludg.</text:p>
                <draw:g>
                  <svg:desc>Sheet1.N1:Sheet1.N1</svg:desc>
                </draw:g>
              </table:table-cell>
              <table:table-cell office:value-type="string">
                <text:p>A.Termal</text:p>
                <draw:g>
                  <svg:desc>Sheet1.O1:Sheet1.O1</svg:desc>
                </draw:g>
              </table:table-cell>
              <table:table-cell office:value-type="string">
                <text:p>A.Chemic</text:p>
                <draw:g>
                  <svg:desc>Sheet1.P1:Sheet1.P1</svg:desc>
                </draw:g>
              </table:table-cell>
              <table:table-cell office:value-type="string">
                <text:p>A.Electric</text:p>
                <draw:g>
                  <svg:desc>Sheet1.Q1:Sheet1.Q1</svg:desc>
                </draw:g>
              </table:table-cell>
              <table:table-cell office:value-type="string">
                <text:p>A.General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ock</text:p>
                <draw:g>
                  <svg:desc>Sheet1.B3:Sheet1.B8</svg:desc>
                </draw:g>
              </table:table-cell>
              <table:table-cell office:value-type="float" office:value="3.31662">
                <text:p>3.31662</text:p>
                <draw:g>
                  <svg:desc>Sheet1.L3:Sheet1.L8</svg:desc>
                </draw:g>
              </table:table-cell>
              <table:table-cell office:value-type="float" office:value="3.31662">
                <text:p>3.31662</text:p>
                <draw:g>
                  <svg:desc>Sheet1.M3:Sheet1.M8</svg:desc>
                </draw:g>
              </table:table-cell>
              <table:table-cell office:value-type="float" office:value="2.6533">
                <text:p>2.6533</text:p>
                <draw:g>
                  <svg:desc>Sheet1.N3:Sheet1.N8</svg:desc>
                </draw:g>
              </table:table-cell>
              <table:table-cell office:value-type="float" office:value="3.31662">
                <text:p>3.31662</text:p>
                <draw:g>
                  <svg:desc>Sheet1.O3:Sheet1.O8</svg:desc>
                </draw:g>
              </table:table-cell>
              <table:table-cell office:value-type="float" office:value="3.31662">
                <text:p>3.31662</text:p>
                <draw:g>
                  <svg:desc>Sheet1.P3:Sheet1.P8</svg:desc>
                </draw:g>
              </table:table-cell>
              <table:table-cell office:value-type="float" office:value="3.31662">
                <text:p>3.31662</text:p>
                <draw:g>
                  <svg:desc>Sheet1.Q3:Sheet1.Q8</svg:desc>
                </draw:g>
              </table:table-cell>
              <table:table-cell office:value-type="float" office:value="3.31662">
                <text:p>3.31662</text:p>
                <draw:g>
                  <svg:desc>Sheet1.R3:Sheet1.R8</svg:desc>
                </draw:g>
              </table:table-cell>
            </table:table-row>
            <table:table-row>
              <table:table-cell office:value-type="string">
                <text:p>granite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2.91863">
                <text:p>2.91863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  <table:table-cell office:value-type="float" office:value="3.64829">
                <text:p>3.64829</text:p>
              </table:table-cell>
            </table:table-row>
            <table:table-row>
              <table:table-cell office:value-type="string">
                <text:p>silicon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06108">
                <text:p>3.06108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  <table:table-cell office:value-type="float" office:value="3.82636">
                <text:p>3.82636</text:p>
              </table:table-cell>
            </table:table-row>
            <table:table-row>
              <table:table-cell office:value-type="string">
                <text:p>malachite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3.36719">
                <text:p>3.3671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  <table:table-cell office:value-type="float" office:value="4.20899">
                <text:p>4.20899</text:p>
              </table:table-cell>
            </table:table-row>
            <table:table-row>
              <table:table-cell office:value-type="string">
                <text:p>korund</text:p>
              </table:table-cell>
              <table:table-cell office:value-type="float" office:value="4.31662">
                <text:p>4.31662</text:p>
              </table:table-cell>
              <table:table-cell office:value-type="float" office:value="4.31662">
                <text:p>4.31662</text:p>
              </table:table-cell>
              <table:table-cell office:value-type="float" office:value="3.65331">
                <text:p>3.65331</text:p>
              </table:table-cell>
              <table:table-cell office:value-type="float" office:value="4.31662">
                <text:p>4.31662</text:p>
              </table:table-cell>
              <table:table-cell office:value-type="float" office:value="4.31662">
                <text:p>4.31662</text:p>
              </table:table-cell>
              <table:table-cell office:value-type="float" office:value="4.31662">
                <text:p>4.31662</text:p>
              </table:table-cell>
              <table:table-cell office:value-type="float" office:value="4.31662">
                <text:p>4.31662</text:p>
              </table:table-cell>
            </table:table-row>
            <table:table-row>
              <table:table-cell office:value-type="string">
                <text:p>Jade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3.21413">
                <text:p>3.21413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  <table:table-cell office:value-type="float" office:value="4.01767">
                <text:p>4.01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